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6458in" fo:margin-left="-0.075in" fo:margin-top="0in" fo:margin-bottom="0in" table:align="left" style:writing-mode="lr-tb"/>
    </style:style>
    <style:style style:name="Table1.A" style:family="table-column">
      <style:table-column-properties style:column-width="3.1264in"/>
    </style:style>
    <style:style style:name="Table1.B" style:family="table-column">
      <style:table-column-properties style:column-width="1.7708in"/>
    </style:style>
    <style:style style:name="Table1.C" style:family="table-column">
      <style:table-column-properties style:column-width="1.7486in"/>
    </style:style>
    <style:style style:name="Table1.1" style:family="table-row">
      <style:table-row-properties style:min-row-height="0.5118in"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2" style:family="table-row">
      <style:table-row-properties style:min-row-height="0.4333in" fo:keep-together="auto"/>
    </style:style>
    <style:style style:name="P1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officeooo:rsid="000efae5" officeooo:paragraph-rsid="000efae5"/>
    </style:style>
    <style:style style:name="P4" style:family="paragraph" style:parent-style-name="Standard" style:master-page-name="Standard">
      <style:paragraph-properties style:page-number="auto"/>
      <style:text-properties fo:font-size="13pt" style:font-size-asian="13pt" style:font-size-complex="13pt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size="22pt" fo:font-weight="bold" officeooo:rsid="000efae5" style:font-size-asian="22pt" style:font-weight-asian="bold" style:font-size-complex="22pt"/>
    </style:style>
    <style:style style:name="T3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/>
    </style:style>
    <style:style style:name="T4" style:family="text">
      <style:text-properties fo:font-size="36pt" style:text-underline-style="solid" style:text-underline-width="auto" style:text-underline-color="font-color" fo:font-weight="bold" officeooo:rsid="000efae5" style:font-size-asian="36pt" style:font-weight-asian="bold" style:font-size-complex="36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efae5" style:font-weight-asian="bold"/>
    </style:style>
    <style:style style:name="T7" style:family="text">
      <style:text-properties style:text-underline-style="solid" style:text-underline-width="auto" style:text-underline-color="font-color" fo:font-weight="bold" style:font-weight-asian="bold"/>
    </style:style>
    <style:style style:name="T8" style:family="text">
      <style:text-properties style:text-underline-style="solid" style:text-underline-width="auto" style:text-underline-color="font-color" fo:font-weight="bold" officeooo:rsid="000efae5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От команды<text:span text:style-name="T5"> </text:span><text:span text:style-name="T6">Фанагория</text:span><text:span text:style-name="T5"> </text:span>(группа <text:span text:style-name="T8">Поповой С.В.</text:span>)</text:p>
      <text:p text:style-name="Standard">Мы, нижеподписавшиеся участники соревнований школ туристско-спортивной подготовки г. Москвы «Кросс-поход», свои подписями подтверждаем своё ознакомлении и согласие с З<text:bookmark text:name="_GoBack"/>аявлением организаторов соревнований об опасности, безопасности и ответственности. Тем самым, подписываясь, мы принимаем и обязуемся выполнять «Требования безопасности» и принимаем «Ограничение ответственности», беря на себя ответственность за свои жизни и здоровье на время соревнований.</text:p>
      <text:p text:style-name="Standard">30-31 мая 2015 г. дер. Васильевское, известняковые карьеры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ФИО</text:p>
          </table:table-cell>
          <table:table-cell table:style-name="Table1.A1" office:value-type="string">
            <text:p text:style-name="P1">Принимаю<text:line-break/>требования безопасности</text:p>
          </table:table-cell>
          <table:table-cell table:style-name="Table1.A1" office:value-type="string">
            <text:p text:style-name="P1">Принимаю<text:line-break/>ограничение ответственности</text:p>
          </table:table-cell>
        </table:table-row>
        <table:table-row table:style-name="Table1.2">
          <table:table-cell table:style-name="Table1.A1" office:value-type="string">
            <text:p text:style-name="P3">Болосов Илья Александрови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Марьясина Софья Семеновна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Морозова Юлия Михайловна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Степаненко Максим Олегови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Вельтищев Михаил Николаеви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2">Тюрнин Святослав Олегович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ial" svg:font-family="arial, sans, sans-serif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true" style:font-name-asian="WenQuanYi Zen Hei Sharp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Mordasov</meta:initial-creator>
    <meta:editing-cycles>3</meta:editing-cycles>
    <meta:creation-date>2015-05-18T11:27:00</meta:creation-date>
    <dc:date>2015-05-29T22:55:43.639067643</dc:date>
    <meta:editing-duration>PT19S</meta:editing-duration>
    <meta:generator>LibreOffice/4.2.8.2$Linux_X86_64 LibreOffice_project/420$Build-2</meta:generator>
    <meta:document-statistic meta:table-count="1" meta:image-count="0" meta:object-count="0" meta:page-count="1" meta:paragraph-count="12" meta:word-count="91" meta:character-count="780" meta:non-whitespace-character-count="701"/>
    <meta:user-defined meta:name="AppVersion">14.0000</meta:user-defined>
    <meta:user-defined meta:name="Company">Lux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